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2932"/>
    </style:style>
    <style:style style:name="P2" style:family="paragraph" style:parent-style-name="Standard">
      <style:text-properties officeooo:rsid="00172932" officeooo:paragraph-rsid="00172932"/>
    </style:style>
    <style:style style:name="P3" style:family="paragraph" style:parent-style-name="Standard">
      <style:text-properties officeooo:rsid="00172932" officeooo:paragraph-rsid="001755d1"/>
    </style:style>
    <style:style style:name="P4" style:family="paragraph" style:parent-style-name="Standard">
      <style:text-properties officeooo:rsid="00172932" officeooo:paragraph-rsid="001b7846"/>
    </style:style>
    <style:style style:name="P5" style:family="paragraph" style:parent-style-name="Standard">
      <style:text-properties officeooo:rsid="00172932" officeooo:paragraph-rsid="001f7b0d"/>
    </style:style>
    <style:style style:name="P6" style:family="paragraph" style:parent-style-name="Standard">
      <style:text-properties officeooo:rsid="00172932" officeooo:paragraph-rsid="0021616a"/>
    </style:style>
    <style:style style:name="P7" style:family="paragraph" style:parent-style-name="Standard">
      <style:text-properties officeooo:rsid="00172932" officeooo:paragraph-rsid="002712fb"/>
    </style:style>
    <style:style style:name="P8" style:family="paragraph" style:parent-style-name="Standard">
      <style:text-properties officeooo:paragraph-rsid="001b7846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72932" officeooo:paragraph-rsid="001b7846" style:font-weight-asian="bold" style:font-weight-complex="bold"/>
    </style:style>
    <style:style style:name="P11" style:family="paragraph" style:parent-style-name="Standard">
      <style:text-properties fo:font-weight="bold" officeooo:rsid="00172932" officeooo:paragraph-rsid="00172932" style:font-weight-asian="bold" style:font-weight-complex="bold"/>
    </style:style>
    <style:style style:name="P12" style:family="paragraph" style:parent-style-name="Standard">
      <style:text-properties fo:font-weight="bold" officeooo:rsid="00172932" officeooo:paragraph-rsid="0021616a" style:font-weight-asian="bold" style:font-weight-complex="bold"/>
    </style:style>
    <style:style style:name="P13" style:family="paragraph" style:parent-style-name="Standard">
      <style:text-properties fo:font-weight="bold" officeooo:rsid="00172932" officeooo:paragraph-rsid="001f7b0d" style:font-weight-asian="bold" style:font-weight-complex="bold"/>
    </style:style>
    <style:style style:name="P14" style:family="paragraph" style:parent-style-name="Standard">
      <style:text-properties fo:font-weight="bold" officeooo:rsid="00172932" officeooo:paragraph-rsid="002712fb" style:font-weight-asian="bold" style:font-weight-complex="bold"/>
    </style:style>
    <style:style style:name="P15" style:family="paragraph" style:parent-style-name="Standard">
      <style:text-properties fo:font-weight="bold" officeooo:rsid="00172932" officeooo:paragraph-rsid="002c8af6" style:font-weight-asian="bold" style:font-weight-complex="bold"/>
    </style:style>
    <style:style style:name="P16" style:family="paragraph" style:parent-style-name="Standard">
      <style:text-properties fo:font-weight="bold" officeooo:paragraph-rsid="00172932" style:font-weight-asian="bold" style:font-weight-complex="bold"/>
    </style:style>
    <style:style style:name="P17" style:family="paragraph" style:parent-style-name="Standard">
      <style:text-properties fo:font-weight="bold" officeooo:paragraph-rsid="001b7846" style:font-weight-asian="bold" style:font-weight-complex="bold"/>
    </style:style>
    <style:style style:name="P18" style:family="paragraph" style:parent-style-name="Standard">
      <style:text-properties fo:font-weight="bold" officeooo:paragraph-rsid="002c8af6" style:font-weight-asian="bold" style:font-weight-complex="bold"/>
    </style:style>
    <style:style style:name="P19" style:family="paragraph" style:parent-style-name="Standard">
      <style:text-properties fo:font-weight="bold" officeooo:rsid="002cf535" officeooo:paragraph-rsid="002cf535" style:font-weight-asian="bold" style:font-weight-complex="bold"/>
    </style:style>
    <style:style style:name="P20" style:family="paragraph" style:parent-style-name="Standard">
      <style:text-properties officeooo:paragraph-rsid="001f7b0d"/>
    </style:style>
    <style:style style:name="P21" style:family="paragraph" style:parent-style-name="Standard">
      <style:text-properties officeooo:paragraph-rsid="0021616a"/>
    </style:style>
    <style:style style:name="P22" style:family="paragraph" style:parent-style-name="Standard">
      <style:text-properties officeooo:paragraph-rsid="002712fb"/>
    </style:style>
    <style:style style:name="P23" style:family="paragraph" style:parent-style-name="Standard">
      <style:text-properties fo:font-weight="normal" officeooo:rsid="00172932" officeooo:paragraph-rsid="002712fb" style:font-weight-asian="normal" style:font-weight-complex="normal"/>
    </style:style>
    <style:style style:name="P24" style:family="paragraph" style:parent-style-name="Standard">
      <style:text-properties officeooo:paragraph-rsid="002cf535"/>
    </style:style>
    <style:style style:name="P25" style:family="paragraph" style:parent-style-name="Standard">
      <style:text-properties fo:font-weight="bold" officeooo:rsid="00172932" officeooo:paragraph-rsid="001b7846" style:font-weight-asian="bold" style:font-weight-complex="bold"/>
    </style:style>
    <style:style style:name="T1" style:family="text">
      <style:text-properties officeooo:rsid="00172932"/>
    </style:style>
    <style:style style:name="T2" style:family="text">
      <style:text-properties officeooo:rsid="001755d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2932" style:font-weight-asian="bold" style:font-weight-complex="bold"/>
    </style:style>
    <style:style style:name="T5" style:family="text">
      <style:text-properties fo:font-weight="bold" officeooo:rsid="002cf535" style:font-weight-asian="bold" style:font-weight-complex="bold"/>
    </style:style>
    <style:style style:name="T6" style:family="text">
      <style:text-properties officeooo:rsid="001f7b0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c8af6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【1、Sciurus17 を起動する。　(Sciurus17)()(catkin_ws )】</text:p>
      <text:p text:style-name="P2">$ cd /home/sciurus/catkin_ws</text:p>
      <text:p text:style-name="P2">$ catkin_make</text:p>
      <text:p text:style-name="P2">$source devel/setup.bash</text:p>
      <text:p text:style-name="P2">$export ROS_IP="hostname -I| cut -d' ' -f1" <text:s text:c="2"/></text:p>
      <text:p text:style-name="P2">(この際、"hostname -I| cut -d' ' -f1"でIPを割り当てられない場合、)</text:p>
      <text:p text:style-name="P3">( <text:s/>$ export ROS_IP=10.40.1.84)<text:span text:style-name="T2">(＄ifconfig と入力する。PCのIPや使用状況を表示してくれる。)</text:span></text:p>
      <text:p text:style-name="P16">$ roslaunch sciurus17_bringup sciurus17_bringup.launch </text:p>
      <text:p text:style-name="P1"/>
      <text:p text:style-name="P1"/>
      <text:p text:style-name="P1"/>
      <text:p text:style-name="P1"/>
      <text:p text:style-name="P1"/>
      <text:p text:style-name="Standard"/>
      <text:p text:style-name="P9">【<text:span text:style-name="T1">2</text:span>、roscoreを起動する。　(PC)(sciurus17py3)()】</text:p>
      <text:p text:style-name="P20">$source ~/anaconda3/bin/activate</text:p>
      <text:p text:style-name="P20">$conda activate sciurus17py3</text:p>
      <text:p text:style-name="Standard"/>
      <text:p text:style-name="Standard">$ export ROS_MASTER_URI=http://10.40.1.84:11311</text:p>
      <text:p text:style-name="P1">$ export ROS_IP="hostname -I| cut -d' ' -f1" <text:s text:c="4"/>#できない場合PCのIP(export ROS_IP=10.40.0.155)</text:p>
      <text:p text:style-name="P1">$ export ROS_HOSTNAME=10.40.0.155　　#change pc ROS_HOSTNAME</text:p>
      <text:p text:style-name="P11"/>
      <text:p text:style-name="P11">$roscore</text:p>
      <text:p text:style-name="P1"/>
      <text:p text:style-name="P17">【<text:span text:style-name="T1">3.1</text:span>、ロボット眼の前の画像をPCに送る。首動く　(<text:span text:style-name="T1">Sciurus17</text:span>)()(<text:span text:style-name="T1">catkin_ws</text:span>)】</text:p>
      <text:p text:style-name="P10">$ rosrun sciurus17_examples <text:s/>cai_getIMAGEandPUBLISH.py</text:p>
      <text:p text:style-name="P18">【<text:span text:style-name="T1">3.2</text:span>、2d_<text:span text:style-name="T8">TO_3d</text:span>　(<text:span text:style-name="T1">Sciurus17</text:span>)()(<text:span text:style-name="T1">catkin_ws</text:span>)】</text:p>
      <text:p text:style-name="P15">$ rosrun sciurus17_examples cai_listenterCOORD_NEW1221forbattery.py </text:p>
      <text:p text:style-name="P15">【3.3、TF-<text:span text:style-name="T8">change</text:span>　(Sciurus17)()(catkin_ws)】</text:p>
      <text:p text:style-name="P15"><text:s/>$ rosrun sciurus17_examples tuantd_object_position</text:p>
      <text:p text:style-name="P24"><text:span text:style-name="T4">【3.</text:span><text:span text:style-name="T5">4</text:span><text:span text:style-name="T4">、</text:span><text:span text:style-name="T5">ACTION</text:span><text:span text:style-name="T4">　(Sciurus17)()(catkin_ws)】</text:span></text:p>
      <text:p text:style-name="P19">$rosrun sciurus17_examples picTEST_forBATTERY.py</text:p>
      <text:p text:style-name="P4"/>
      <text:p text:style-name="P4"/>
      <text:p text:style-name="P13">【4、PC側が画像をもらう。~/Desktop/workspace/RGB内の画像が更新する】</text:p>
      <text:p text:style-name="P6">【(PC)(sciurus17py3)(~/Desktop/workspace)】</text:p>
      <text:p text:style-name="P20">$source ~/anaconda3/bin/activate</text:p>
      <text:p text:style-name="P5">$conda activate sciurus17py3</text:p>
      <text:p text:style-name="P5"/>
      <text:p text:style-name="P8">$ export ROS_MASTER_URI=http://10.40.1.84:11311</text:p>
      <text:p text:style-name="P8">$ export ROS_IP="hostname -I| cut -d' ' -f1" <text:s text:c="4"/>#できない場合PCのIP(export ROS_IP=10.40.0.155)</text:p>
      <text:p text:style-name="P4">$ export ROS_HOSTNAME=10.40.0.155　　#change pc ROS_HOSTNAME</text:p>
      <text:p text:style-name="P4"/>
      <text:p text:style-name="P5">$cd<text:span text:style-name="T6">　</text:span>~/Desktop/workspace</text:p>
      <text:p text:style-name="P4">$ catkin_make</text:p>
      <text:p text:style-name="P4">$source devel/setup.bash</text:p>
      <text:p text:style-name="P10">$rosrun sciurus17_examples imageSUBS.py</text:p>
      <text:p text:style-name="P4"><text:soft-page-break/></text:p>
      <text:p text:style-name="P12">【5、YOLOの起動。~/Desktop/YOLOv7-Pytorch-Segmentation/runs/predict-seg内が更新する】</text:p>
      <text:p text:style-name="P6">【(PC)(py38)(~/Desktop/YOLOv7-Pytorch-Segmentation)】</text:p>
      <text:p text:style-name="P20">$source ~/anaconda3/bin/activate</text:p>
      <text:p text:style-name="P5">$conda activate <text:s/>py38</text:p>
      <text:p text:style-name="P5"/>
      <text:p text:style-name="P20">$ export ROS_MASTER_URI=http://10.40.1.84:11311</text:p>
      <text:p text:style-name="P20">$ export ROS_IP="hostname -I| cut -d' ' -f1" <text:s text:c="4"/>#できない場合PCのIP(export ROS_IP=10.40.0.155)</text:p>
      <text:p text:style-name="P5">$ export ROS_HOSTNAME=10.40.0.155　　#change pc ROS_HOSTNAME</text:p>
      <text:p text:style-name="P5"/>
      <text:p text:style-name="P5">$ cd<text:span text:style-name="T6">　</text:span>~/Desktop/YOLOv7-Pytorch-Segmentation</text:p>
      <text:p text:style-name="P13">$python segment/predictGETfromPUBLISH单 一class.py --weights "runs/train-seg/yolov7-seg18/weights/best.pt" --source "/home/cwh/Desktop/workspace/image/RGB/4.png"</text:p>
      <text:p text:style-name="P5"/>
      <text:p text:style-name="P5">（意味としては、predictGETfromPUBLISH单 一class.pyというpythonファイルを起動し、</text:p>
      <text:p text:style-name="P5">訓練済みの"runs/train-seg/<text:span text:style-name="T3">yolov7-seg18</text:span>/weights/best.pt"YOLOモデルを利用し、</text:p>
      <text:p text:style-name="P5">"/home/cwh/Desktop/workspace/image/RGB/4.png"の画像にラベルをつけて、</text:p>
      <text:p text:style-name="P5">"~/Desktop/YOLOv7-Pytorch-Segmentation/runs/predict-seg"内 に保存する）</text:p>
      <text:p text:style-name="P4"/>
      <text:p text:style-name="P4"/>
      <text:p text:style-name="P13">【6、UI画面を開く。(PC)(py38)(~/Desktop/python实用工具)】</text:p>
      <text:p text:style-name="P21">$source ~/anaconda3/bin/activate</text:p>
      <text:p text:style-name="P6">$conda activate <text:s/>py38</text:p>
      <text:p text:style-name="P6"/>
      <text:p text:style-name="P21">$ export ROS_MASTER_URI=http://10.40.1.84:11311</text:p>
      <text:p text:style-name="P21">$ export ROS_IP="hostname -I| cut -d' ' -f1" <text:s text:c="4"/>#できない場合PCのIP(export ROS_IP=10.40.0.155)</text:p>
      <text:p text:style-name="P6">$ export ROS_HOSTNAME=10.40.0.155　　#change pc ROS_HOSTNAME</text:p>
      <text:p text:style-name="P6"/>
      <text:p text:style-name="P6">$ cd<text:span text:style-name="T6">　</text:span>~/Desktop/python实用工具</text:p>
      <text:p text:style-name="P12">$python modelUI.py</text:p>
      <text:p text:style-name="P6"/>
      <text:p text:style-name="P12">【7、UIに画像・文字情報を更新する機能を起動。~/Desktop/expTFファイル内に画像更新する】</text:p>
      <text:p text:style-name="P6">【(PC)(py38)(~/Desktop/workspace)】</text:p>
      <text:p text:style-name="P6">$ cd ~/Desktop/workspace</text:p>
      <text:p text:style-name="P6">$ catkin_make</text:p>
      <text:p text:style-name="P6">$source devel/setup.bash</text:p>
      <text:p text:style-name="P6"/>
      <text:p text:style-name="P21">$source ~/anaconda3/bin/activate</text:p>
      <text:p text:style-name="P6">$conda activate <text:s/>py38</text:p>
      <text:p text:style-name="P6"/>
      <text:p text:style-name="P21">$ export ROS_MASTER_URI=http://10.40.1.84:11311</text:p>
      <text:p text:style-name="P21">$ export ROS_IP="hostname -I| cut -d' ' -f1" <text:s text:c="4"/>#できない場合PCのIP(export ROS_IP=10.40.0.155)</text:p>
      <text:p text:style-name="P6">$ export ROS_HOSTNAME=10.40.0.155　　#change pc ROS_HOSTNAME</text:p>
      <text:p text:style-name="P6"/>
      <text:p text:style-name="P12">$ rosrun sciurus17_examples zzlistenertest1223rename.py</text:p>
      <text:p text:style-name="P12"/>
      <text:p text:style-name="P12"/>
      <text:p text:style-name="P14"><text:soft-page-break/></text:p>
      <text:p text:style-name="P14">【8、VLM-Claudeを開く。(PC)(Claude)(~/Desktop/claude)】</text:p>
      <text:p text:style-name="P22">$source ~/anaconda3/bin/activate</text:p>
      <text:p text:style-name="P7">$conda activate <text:s text:c="2"/><text:span text:style-name="T7">Claude</text:span></text:p>
      <text:p text:style-name="P7"/>
      <text:p text:style-name="P22">$ export ROS_MASTER_URI=http://10.40.1.84:11311</text:p>
      <text:p text:style-name="P22">$ export ROS_IP="hostname -I| cut -d' ' -f1" <text:s text:c="4"/>#できない場合PCのIP(export ROS_IP=10.40.0.155)</text:p>
      <text:p text:style-name="P23">$ export ROS_HOSTNAME=10.40.0.155　　#change pc ROS_HOSTNAME</text:p>
      <text:p text:style-name="P23"/>
      <text:p text:style-name="P14">#python claudeAPI_defForBattery_Brain.py</text:p>
      <text:p text:style-name="P14"/>
      <text:p text:style-name="P14">【9、VLM-Claudeを開く。(PC)(Claude)(~/Desktop/claude)】</text:p>
      <text:p text:style-name="P22">$source ~/anaconda3/bin/activate</text:p>
      <text:p text:style-name="P7">$conda activate <text:s text:c="2"/><text:span text:style-name="T7">Claude</text:span></text:p>
      <text:p text:style-name="P7"/>
      <text:p text:style-name="P22">$ export ROS_MASTER_URI=http://10.40.1.84:11311</text:p>
      <text:p text:style-name="P22">$ export ROS_IP="hostname -I| cut -d' ' -f1" <text:s text:c="4"/>#できない場合PCのIP(export ROS_IP=10.40.0.155)</text:p>
      <text:p text:style-name="P23">$ export ROS_HOSTNAME=10.40.0.155　　#change pc ROS_HOSTNAME</text:p>
      <text:p text:style-name="P23"/>
      <text:p text:style-name="P14">#python claudeAPI_def.py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8T11:01:04.897665229</meta:creation-date>
    <meta:generator>LibreOffice/6.4.7.2$Linux_X86_64 LibreOffice_project/40$Build-2</meta:generator>
    <dc:date>2025-01-10T14:27:18.494957536</dc:date>
    <meta:editing-duration>P1DT4H28M10S</meta:editing-duration>
    <meta:editing-cycles>6</meta:editing-cycles>
    <meta:document-statistic meta:table-count="0" meta:image-count="0" meta:object-count="0" meta:page-count="3" meta:paragraph-count="80" meta:word-count="618" meta:character-count="3704" meta:non-whitespace-character-count="3453"/>
  </office:meta>
</office:document-meta>
</file>